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5-04-1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5-01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4-10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4-04-1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4-01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3-01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2-10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2-04-1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2-01-1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1-10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1-04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1-01-12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0-10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20-01-09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9-10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9-01-1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8-01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7-01-11 15:37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6-01-06 21:49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4-01-15 15:55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3-01-28 16:39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2-01-12 15:04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1-01-06 22:0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10-01-11 16:33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9-01-21 14:23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8-01-02 18:0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7-01-08 15:1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6-01-11 22:06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5-01-10 20:57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059099034202</text:p>
          </table:table-cell>
          <table:table-cell office:value-type="string" calcext:value-type="string">
            <text:p>25S 16W 27AAC 02</text:p>
          </table:table-cell>
          <table:table-cell office:value-type="string" calcext:value-type="string">
            <text:p>2004-01-09 14:4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